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style:font-size-asian="10pt" style:font-size-complex="10pt"/>
    </style:style>
    <style:style style:name="P2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FreeMono" fo:font-size="10pt" fo:font-weight="bold" officeooo:rsid="0019e9cb" officeooo:paragraph-rsid="0019e9cb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condition: a&gt;0, b&gt;0, c&gt;0 and a +b +c =180</text:p>
      <text:p text:style-name="P1">Postcondition: <text:s/></text:p>
      <text:p text:style-name="P1">right, if a <text:s/>=90 or b = 90 or c= 90; </text:p>
      <text:p text:style-name="P1"><text:s/>obtuse <text:s/>if a &gt; 90 or &gt;=90 or c &gt; 90</text:p>
      <text:p text:style-name="P1">else acute <text:s/></text:p>
      <text:p text:style-name="P1">public enum TriangleType {RIGHT, ACUTE, OBTUSE, OBTUSE};</text:p>
      <text:p text:style-name="P1"/>
      <text:p text:style-name="P1">public TriangleType reportTriangle(double a, double b, double c){</text:p>
      <text:p text:style-name="P1"><text:s text:c="8"/>if (a==90||b==90||c==90){</text:p>
      <text:p text:style-name="P1"><text:s text:c="12"/>return TriangleType.RIGHT;</text:p>
      <text:p text:style-name="P1"><text:s text:c="8"/>} else<text:tab/><text:tab/></text:p>
      <text:p text:style-name="P1"><text:s text:c="8"/>if (a&gt;90||b&gt;90||c&gt;90) </text:p>
      <text:p text:style-name="P1"><text:s text:c="12"/>return TriangleType.OBTUSE;</text:p>
      <text:p text:style-name="P1"><text:s text:c="8"/>else </text:p>
      <text:p text:style-name="P1"><text:s text:c="12"/>return TriangleType.ACUTE;</text:p>
      <text:p text:style-name="P1">}</text:p>
      <text:p text:style-name="P1"/>
      <text:p text:style-name="P2">Problema:</text:p>
      <text:p text:style-name="P1"/>
      <text:p text:style-name="P1">Considera el siguiente código de cliente, que primero obtiene tres ángulos </text:p>
      <text:p text:style-name="P1">y llama a reportTriangle(a,b,c):</text:p>
      <text:p text:style-name="P1"/>
      <text:p text:style-name="P1">double a = ...;</text:p>
      <text:p text:style-name="P1">double b = ...;</text:p>
      <text:p text:style-name="P1">double c = ...;</text:p>
      <text:p text:style-name="P1">TriangleType result = reportTriangle(a,b,c);</text:p>
      <text:p text:style-name="P1">¿cuáles son los resultados para (90, 45, 45), (120, 40, 20) y (50, 60, 70)= , </text:p>
      <text:p text:style-name="P1">¿qué sucede con (90, -45, 135) ?. </text:p>
      <text:p text:style-name="P1">¿Quién es el responsable de este fallo, el proveedor o el cliente?. </text:p>
      <text:p text:style-name="P1">Corrige este error.</text:p>
      <text:p text:style-name="P1"/>
      <text:p text:style-name="P2">Respuesta:</text:p>
      <text:p text:style-name="P1"/>
      <text:p text:style-name="P1">(90, 45, 45) -&gt; TriangleType.RIGHT</text:p>
      <text:p text:style-name="P1">(120, 40, 20) -&gt; TriangleType.OBTUSE</text:p>
      <text:p text:style-name="P1">(50, 60, 70) -&gt; TriangleType.ACUTE</text:p>
      <text:p text:style-name="P1">(90, -45, 135) -&gt; TriangleType.RIGHT</text:p>
      <text:p text:style-name="P1"/>
      <text:p text:style-name="P1">El responsable del fallo es el cliente porque no cumplió con la precondición</text:p>
      <text:p text:style-name="P1">de que los ángulos deben ser positivos.</text:p>
      <text:p text:style-name="P1"/>
      <text:p text:style-name="P1"><text:span text:style-name="T1">Pregunta:</text:span> En el ejemplo anterior indica una violación de precondición.</text:p>
      <text:p text:style-name="P1"/>
      <text:p text:style-name="P1"><text:span text:style-name="T1">Respuesta:</text:span> Se viola la precondición de que b &gt; 0 porque b = -45</text:p>
      <text:p text:style-name="P1"/>
      <text:p text:style-name="P2">Pregunta: </text:p>
      <text:p text:style-name="P1"/>
      <text:p text:style-name="P1">El siguiente método isVowel verifica si una letra determinada es una vocal. </text:p>
      <text:p text:style-name="P1">"Y" a veces se considera una vocal cuando aparece en palabras como cry, fly y sky.</text:p>
      <text:p text:style-name="P1"/>
      <text:p text:style-name="P1">Precondition: letter ∈ {'a'-'z', 'A'-'Z'} <text:s text:c="2"/></text:p>
      <text:p text:style-name="P1">Postcond: true if letter ∈ {'a', 'e', 'i', 'o', 'u', 'A', 'E', 'I', 'O', 'U'}; otherwise, false</text:p>
      <text:p text:style-name="P1">boolean isVowel(char letter) { </text:p>
      <text:p text:style-name="P1"><text:s text:c="6"/>String vowels = "aeiouy&amp;@";</text:p>
      <text:p text:style-name="P1"><text:s text:c="6"/>char ch = Character.toLowerCase(letter);</text:p>
      <text:p text:style-name="P1">returns vowels.indexOf(ch) &gt;= 0; <text:s/></text:p>
      <text:p text:style-name="P1">}</text:p>
      <text:p text:style-name="P1"/>
      <text:p text:style-name="P1">¿Qué sucede cuando letter = '@' ?</text:p>
      <text:p text:style-name="P1">Se viola la precondición de que letter debe ser una letra.</text:p>
      <text:p text:style-name="P1"/>
      <text:p text:style-name="P2">Pregunta:</text:p>
      <text:p text:style-name="P1"/>
      <text:p text:style-name="P1">Considera int [ ] genRandomIntegers(int count) que devuelve una lista de enteros aleatorios. </text:p>
      <text:p text:style-name="P1">Su precondición y postcondición son count &gt;0 y list.length = count, respectivamente (list denota </text:p>
      <text:p text:style-name="P1">el valor devuelto). El código del cliente es el siguiente:</text:p>
      <text:p text:style-name="P1"/>
      <text:p text:style-name="P1"><text:soft-page-break/>¿Qué sucede si modificamos genRandomIntegers, mantenemos la precondición pero cambiamos la </text:p>
      <text:p text:style-name="P1">postcondición a list.length=count-1?.</text:p>
      <text:p text:style-name="P1"/>
      <text:p text:style-name="P1">En ese caso se produciría un error cuando se intente accesar al último elemento de la lista</text:p>
      <text:p text:style-name="P1">devuelta.</text:p>
      <text:p text:style-name="P1"/>
      <text:p text:style-name="P3">Pregunta:</text:p>
      <text:p text:style-name="P1"/>
      <text:p text:style-name="P1">Considera el siguiente método getCell() en el programa TicTacToe.</text:p>
      <text:p text:style-name="P1"/>
      <text:p text:style-name="P1">public Cell getCell(int row, int column){</text:p>
      <text:p text:style-name="P1"><text:s text:c="4"/>return grid [row][column];</text:p>
      <text:p text:style-name="P1">}</text:p>
      <text:p text:style-name="P1">El código se crea para pasar la prueba del primer criterio de aceptación (tablero vacío AC 1.1).</text:p>
      <text:p text:style-name="P1"/>
      <text:p text:style-name="P1">La precondición y postcondición se dan a continuación:</text:p>
      <text:p text:style-name="P1"/>
      <text:p text:style-name="P1">Precondición: 0 &lt;= row &lt; 3 and 0 &lt;= column &lt; 3</text:p>
      <text:p text:style-name="P1">Postcondición: return 0</text:p>
      <text:p text:style-name="P1">Después de pasar las pruebas para AC 1.2 y AC 1.3, el código se cambia a lo siguiente:</text:p>
      <text:p text:style-name="P1"/>
      <text:p text:style-name="P1">public int getCell(int row, int column){</text:p>
      <text:p text:style-name="P1"><text:s text:c="4"/>if(row &gt;= 0 &amp;&amp; row &lt; 3 &amp;&amp; column &gt;=0 &amp;&amp; column &lt; 3){</text:p>
      <text:p text:style-name="P1"><text:s text:c="9"/>return grid[row][column];</text:p>
      <text:p text:style-name="P1"><text:tab/>} else{</text:p>
      <text:p text:style-name="P1"><text:s text:c="18"/>return -1;</text:p>
      <text:p text:style-name="P1"><text:s text:c="5"/>}</text:p>
      <text:p text:style-name="P1">}</text:p>
      <text:p text:style-name="P1"/>
      <text:p text:style-name="P1">¿Cómo cambia la precondición y la postcondición en el ejemplo anterior?.</text:p>
      <text:p text:style-name="P1"/>
      <text:p text:style-name="P1">Precondición: ninguna</text:p>
      <text:p text:style-name="P1">Postcondición: retorna grid[row][column] si row &gt;= 0 &amp;&amp; row &lt; 3 &amp;&amp; column &gt;=0 &amp;&amp; column &lt; 3</text:p>
      <text:p text:style-name="P1"><text:tab/> <text:s text:c="6"/>retorna -1 en otro ca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8:36:46.866534566</meta:creation-date>
    <dc:date>2023-05-29T19:14:04.576103282</dc:date>
    <meta:editing-duration>PT13M4S</meta:editing-duration>
    <meta:editing-cycles>1</meta:editing-cycles>
    <meta:document-statistic meta:table-count="0" meta:image-count="0" meta:object-count="0" meta:page-count="2" meta:paragraph-count="76" meta:word-count="496" meta:character-count="3143" meta:non-whitespace-character-count="2567"/>
    <meta:generator>LibreOffice/7.3.7.2$Linux_X86_64 LibreOffice_project/30$Build-2</meta:generator>
  </office:meta>
</office:document-meta>
</file>